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ared" table:style-name="ta1">
        <table:shapes>
          <draw:frame draw:z-index="0" draw:style-name="gr1" draw:text-style-name="P1" svg:width="15.999cm" svg:height="8.999cm" svg:x="10.405cm" svg:y="1.487cm">
            <draw:object draw:notify-on-update-of-ranges="shared.A1:shared.A1 shared.A2:shared.A28 shared.B1:shared.B1 shared.B2:shared.B28 shared.C1:shared.C1 shared.C2:shared.C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3 -&gt; H1</text:p>
          </table:table-cell>
          <table:table-cell office:value-type="string" calcext:value-type="string">
            <text:p>H4 -&gt; H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20" calcext:value-type="float">
            <text:p>3220</text:p>
          </table:table-cell>
          <table:table-cell table:formula="of:=[.A2]+[.B2]"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130" calcext:value-type="float">
            <text:p>2130</text:p>
          </table:table-cell>
          <table:table-cell table:formula="of:=[.A3]+[.B3]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930" calcext:value-type="float">
            <text:p>1930</text:p>
          </table:table-cell>
          <table:table-cell table:formula="of:=[.A4]+[.B4]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090" calcext:value-type="float">
            <text:p>2090</text:p>
          </table:table-cell>
          <table:table-cell table:formula="of:=[.A5]+[.B5]"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780" calcext:value-type="float">
            <text:p>1780</text:p>
          </table:table-cell>
          <table:table-cell table:formula="of:=[.A6]+[.B6]"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910" calcext:value-type="float">
            <text:p>1910</text:p>
          </table:table-cell>
          <table:table-cell table:formula="of:=[.A7]+[.B7]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280" calcext:value-type="float">
            <text:p>2280</text:p>
          </table:table-cell>
          <table:table-cell table:formula="of:=[.A8]+[.B8]"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730" calcext:value-type="float">
            <text:p>1730</text:p>
          </table:table-cell>
          <table:table-cell table:formula="of:=[.A9]+[.B9]"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990" calcext:value-type="float">
            <text:p>1990</text:p>
          </table:table-cell>
          <table:table-cell table:formula="of:=[.A10]+[.B10]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540" calcext:value-type="float">
            <text:p>2540</text:p>
          </table:table-cell>
          <table:table-cell table:formula="of:=[.A11]+[.B11]"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270" calcext:value-type="float">
            <text:p>2270</text:p>
          </table:table-cell>
          <table:table-cell table:formula="of:=[.A12]+[.B12]"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470" calcext:value-type="float">
            <text:p>1470</text:p>
          </table:table-cell>
          <table:table-cell table:formula="of:=[.A13]+[.B13]"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840" calcext:value-type="float">
            <text:p>2840</text:p>
          </table:table-cell>
          <table:table-cell table:formula="of:=[.A14]+[.B14]"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970" calcext:value-type="float">
            <text:p>1970</text:p>
          </table:table-cell>
          <table:table-cell table:formula="of:=[.A15]+[.B15]"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591" calcext:value-type="float">
            <text:p>591</text:p>
          </table:table-cell>
          <table:table-cell table:formula="of:=[.A16]+[.B16]"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510" calcext:value-type="float">
            <text:p>3510</text:p>
          </table:table-cell>
          <table:table-cell table:formula="of:=[.A17]+[.B17]"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290" calcext:value-type="float">
            <text:p>3290</text:p>
          </table:table-cell>
          <table:table-cell table:formula="of:=[.A18]+[.B18]"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405" calcext:value-type="float">
            <text:p>405</text:p>
          </table:table-cell>
          <table:table-cell table:formula="of:=[.A19]+[.B19]"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80" calcext:value-type="float">
            <text:p>880</text:p>
          </table:table-cell>
          <table:table-cell table:formula="of:=[.A20]+[.B20]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table:formula="of:=[.A21]+[.B21]"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830" calcext:value-type="float">
            <text:p>3830</text:p>
          </table:table-cell>
          <table:table-cell table:formula="of:=[.A22]+[.B22]"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990" calcext:value-type="float">
            <text:p>2990</text:p>
          </table:table-cell>
          <table:table-cell table:formula="of:=[.A23]+[.B23]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330" calcext:value-type="float">
            <text:p>1330</text:p>
          </table:table-cell>
          <table:table-cell table:formula="of:=[.A24]+[.B24]"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96" calcext:value-type="float">
            <text:p>996</text:p>
          </table:table-cell>
          <table:table-cell table:formula="of:=[.A25]+[.B25]"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formula="of:=[.A26]+[.B26]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table:formula="of:=[.A27]+[.B27]" office:value-type="float" office:value="23.2" calcext:value-type="float">
            <text:p>23.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8]+[.B28]" office:value-type="float" office:value="0" calcext:value-type="float">
            <text:p>0</text:p>
          </table:table-cell>
        </table:table-row>
      </table:table>
      <table:table table:name="prioritized" table:style-name="ta1">
        <table:shapes>
          <draw:frame draw:z-index="0" draw:style-name="gr1" draw:text-style-name="P1" svg:width="15.999cm" svg:height="8.999cm" svg:x="9.39cm" svg:y="1.436cm">
            <draw:object draw:notify-on-update-of-ranges="prioritized.A1:prioritized.A1 prioritized.A2:prioritized.A33 prioritized.B1:prioritized.B1 prioritized.B2:prioritized.B33 prioritized.C1:prioritized.C1 prioritized.C2:prioritized.C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3 -&gt; H1</text:p>
          </table:table-cell>
          <table:table-cell office:value-type="string" calcext:value-type="string">
            <text:p>H4 -&gt; H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73" calcext:value-type="float">
            <text:p>973</text:p>
          </table:table-cell>
          <table:table-cell table:formula="of:=[.A2]+[.B2]"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961" calcext:value-type="float">
            <text:p>961</text:p>
          </table:table-cell>
          <table:table-cell table:formula="of:=[.A3]+[.B3]"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50" calcext:value-type="float">
            <text:p>950</text:p>
          </table:table-cell>
          <table:table-cell table:formula="of:=[.A4]+[.B4]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973" calcext:value-type="float">
            <text:p>973</text:p>
          </table:table-cell>
          <table:table-cell table:formula="of:=[.A5]+[.B5]"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50" calcext:value-type="float">
            <text:p>950</text:p>
          </table:table-cell>
          <table:table-cell table:formula="of:=[.A6]+[.B6]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61" calcext:value-type="float">
            <text:p>961</text:p>
          </table:table-cell>
          <table:table-cell table:formula="of:=[.A7]+[.B7]"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950" calcext:value-type="float">
            <text:p>950</text:p>
          </table:table-cell>
          <table:table-cell table:formula="of:=[.A8]+[.B8]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50" calcext:value-type="float">
            <text:p>950</text:p>
          </table:table-cell>
          <table:table-cell table:formula="of:=[.A9]+[.B9]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73" calcext:value-type="float">
            <text:p>973</text:p>
          </table:table-cell>
          <table:table-cell table:formula="of:=[.A10]+[.B10]"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950" calcext:value-type="float">
            <text:p>950</text:p>
          </table:table-cell>
          <table:table-cell table:formula="of:=[.A11]+[.B11]"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50" calcext:value-type="float">
            <text:p>950</text:p>
          </table:table-cell>
          <table:table-cell table:formula="of:=[.A12]+[.B12]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961" calcext:value-type="float">
            <text:p>961</text:p>
          </table:table-cell>
          <table:table-cell table:formula="of:=[.A13]+[.B13]"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50" calcext:value-type="float">
            <text:p>950</text:p>
          </table:table-cell>
          <table:table-cell table:formula="of:=[.A14]+[.B14]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950" calcext:value-type="float">
            <text:p>950</text:p>
          </table:table-cell>
          <table:table-cell table:formula="of:=[.A15]+[.B15]"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73" calcext:value-type="float">
            <text:p>973</text:p>
          </table:table-cell>
          <table:table-cell table:formula="of:=[.A16]+[.B16]"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50" calcext:value-type="float">
            <text:p>950</text:p>
          </table:table-cell>
          <table:table-cell table:formula="of:=[.A17]+[.B17]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950" calcext:value-type="float">
            <text:p>950</text:p>
          </table:table-cell>
          <table:table-cell table:formula="of:=[.A18]+[.B18]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61" calcext:value-type="float">
            <text:p>961</text:p>
          </table:table-cell>
          <table:table-cell table:formula="of:=[.A19]+[.B19]"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50" calcext:value-type="float">
            <text:p>950</text:p>
          </table:table-cell>
          <table:table-cell table:formula="of:=[.A20]+[.B20]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973" calcext:value-type="float">
            <text:p>973</text:p>
          </table:table-cell>
          <table:table-cell table:formula="of:=[.A21]+[.B21]"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50" calcext:value-type="float">
            <text:p>950</text:p>
          </table:table-cell>
          <table:table-cell table:formula="of:=[.A22]+[.B22]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950" calcext:value-type="float">
            <text:p>950</text:p>
          </table:table-cell>
          <table:table-cell table:formula="of:=[.A23]+[.B23]"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50" calcext:value-type="float">
            <text:p>950</text:p>
          </table:table-cell>
          <table:table-cell table:formula="of:=[.A24]+[.B24]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961" calcext:value-type="float">
            <text:p>961</text:p>
          </table:table-cell>
          <table:table-cell table:formula="of:=[.A25]+[.B25]"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73" calcext:value-type="float">
            <text:p>973</text:p>
          </table:table-cell>
          <table:table-cell table:formula="of:=[.A26]+[.B26]"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950" calcext:value-type="float">
            <text:p>950</text:p>
          </table:table-cell>
          <table:table-cell table:formula="of:=[.A27]+[.B27]"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50" calcext:value-type="float">
            <text:p>950</text:p>
          </table:table-cell>
          <table:table-cell table:formula="of:=[.A28]+[.B28]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50" calcext:value-type="float">
            <text:p>950</text:p>
          </table:table-cell>
          <table:table-cell table:formula="of:=[.A29]+[.B29]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973" calcext:value-type="float">
            <text:p>973</text:p>
          </table:table-cell>
          <table:table-cell table:formula="of:=[.A30]+[.B30]"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38" calcext:value-type="float">
            <text:p>938</text:p>
          </table:table-cell>
          <table:table-cell table:formula="of:=[.A31]+[.B31]"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973" calcext:value-type="float">
            <text:p>973</text:p>
          </table:table-cell>
          <table:table-cell table:formula="of:=[.A32]+[.B32]"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50" calcext:value-type="float">
            <text:p>950</text:p>
          </table:table-cell>
          <table:table-cell table:formula="of:=[.A33]+[.B33]" office:value-type="float" office:value="1877" calcext:value-type="float">
            <text:p>1877</text:p>
          </table:table-cell>
        </table:table-row>
      </table:table>
      <table:table table:name="Sheet2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[ <text:s/>4] <text:s/>0.0- 1.0 sec <text:s text:c="2"/>354 KByte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/>Mbits/sec</text:p>
          </table:table-cell>
          <table:table-cell table:formula="of:=[.B1]*1000" office:value-type="float" office:value="2900" calcext:value-type="float">
            <text:p>2900</text:p>
          </table:table-cell>
          <table:table-cell table:number-columns-repeated="2"/>
          <table:table-cell office:value-type="string" calcext:value-type="string">
            <text:p>[ <text:s/>4] <text:s/>0.0- 1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<text:s/>1.0- 2.0 sec <text:s text:c="2"/>349 KBytes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<text:s/>Mbits/sec</text:p>
          </table:table-cell>
          <table:table-cell table:formula="of:=[.B2]*1000" office:value-type="float" office:value="2860" calcext:value-type="float">
            <text:p>2860</text:p>
          </table:table-cell>
          <table:table-cell table:number-columns-repeated="2"/>
          <table:table-cell office:value-type="string" calcext:value-type="string">
            <text:p>[ <text:s/>4] <text:s/>1.0- 2.0 sec <text:s text:c="2"/>117 KByt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<text:s/>2.0- 3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3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<text:s/>2.0- 3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<text:s/>3.0- 4.0 sec <text:s text:c="2"/>349 KBytes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<text:s/>Mbits/sec</text:p>
          </table:table-cell>
          <table:table-cell table:formula="of:=[.B4]*1000" office:value-type="float" office:value="2860" calcext:value-type="float">
            <text:p>2860</text:p>
          </table:table-cell>
          <table:table-cell table:number-columns-repeated="2"/>
          <table:table-cell office:value-type="string" calcext:value-type="string">
            <text:p>[ <text:s/>4] <text:s/>3.0- 4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<text:s/>4.0- 5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5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<text:s/>4.0- 5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<text:s/>5.0- 6.0 sec <text:s text:c="2"/>352 KBytes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<text:s/>Mbits/sec</text:p>
          </table:table-cell>
          <table:table-cell table:formula="of:=[.B6]*1000" office:value-type="float" office:value="2880" calcext:value-type="float">
            <text:p>2880</text:p>
          </table:table-cell>
          <table:table-cell table:number-columns-repeated="2"/>
          <table:table-cell office:value-type="string" calcext:value-type="string">
            <text:p>[ <text:s/>4] <text:s/>5.0- 6.0 sec <text:s text:c="2"/>117 KByt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<text:s/>6.0- 7.0 sec <text:s text:c="2"/>348 KBytes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s/>Mbits/sec</text:p>
          </table:table-cell>
          <table:table-cell table:formula="of:=[.B7]*1000" office:value-type="float" office:value="2850" calcext:value-type="float">
            <text:p>2850</text:p>
          </table:table-cell>
          <table:table-cell table:number-columns-repeated="2"/>
          <table:table-cell office:value-type="string" calcext:value-type="string">
            <text:p>[ <text:s/>4] <text:s/>6.0- 7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<text:s/>7.0- 8.0 sec <text:s text:c="2"/>352 KBytes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<text:s/>Mbits/sec</text:p>
          </table:table-cell>
          <table:table-cell table:formula="of:=[.B8]*1000" office:value-type="float" office:value="2880" calcext:value-type="float">
            <text:p>2880</text:p>
          </table:table-cell>
          <table:table-cell table:number-columns-repeated="2"/>
          <table:table-cell office:value-type="string" calcext:value-type="string">
            <text:p>[ <text:s/>4] <text:s/>7.0- 8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<text:s/>8.0- 9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9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<text:s/>8.0- 9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<text:s/>9.0-10.0 sec <text:s text:c="2"/>349 KBytes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<text:s/>Mbits/sec</text:p>
          </table:table-cell>
          <table:table-cell table:formula="of:=[.B10]*1000" office:value-type="float" office:value="2860" calcext:value-type="float">
            <text:p>2860</text:p>
          </table:table-cell>
          <table:table-cell table:number-columns-repeated="2"/>
          <table:table-cell office:value-type="string" calcext:value-type="string">
            <text:p>[ <text:s/>4] <text:s/>9.0-10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0.0-11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11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10.0-11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1.0-12.0 sec <text:s text:c="2"/>349 KBytes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<text:s/>Mbits/sec</text:p>
          </table:table-cell>
          <table:table-cell table:formula="of:=[.B12]*1000" office:value-type="float" office:value="2860" calcext:value-type="float">
            <text:p>2860</text:p>
          </table:table-cell>
          <table:table-cell table:number-columns-repeated="2"/>
          <table:table-cell office:value-type="string" calcext:value-type="string">
            <text:p>[ <text:s/>4] 11.0-12.0 sec <text:s text:c="2"/>117 KByt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2.0-13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13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12.0-13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3.0-14.0 sec <text:s text:c="2"/>349 KBytes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<text:s/>Mbits/sec</text:p>
          </table:table-cell>
          <table:table-cell table:formula="of:=[.B14]*1000" office:value-type="float" office:value="2860" calcext:value-type="float">
            <text:p>2860</text:p>
          </table:table-cell>
          <table:table-cell table:number-columns-repeated="2"/>
          <table:table-cell office:value-type="string" calcext:value-type="string">
            <text:p>[ <text:s/>4] 13.0-14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4.0-15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15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14.0-15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5.0-16.0 sec <text:s text:c="2"/>352 KBytes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<text:s/>Mbits/sec</text:p>
          </table:table-cell>
          <table:table-cell table:formula="of:=[.B16]*1000" office:value-type="float" office:value="2880" calcext:value-type="float">
            <text:p>2880</text:p>
          </table:table-cell>
          <table:table-cell table:number-columns-repeated="2"/>
          <table:table-cell office:value-type="string" calcext:value-type="string">
            <text:p>[ <text:s/>4] 15.0-16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6.0-17.0 sec <text:s text:c="2"/>348 KBytes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s/>Mbits/sec</text:p>
          </table:table-cell>
          <table:table-cell table:formula="of:=[.B17]*1000" office:value-type="float" office:value="2850" calcext:value-type="float">
            <text:p>2850</text:p>
          </table:table-cell>
          <table:table-cell table:number-columns-repeated="2"/>
          <table:table-cell office:value-type="string" calcext:value-type="string">
            <text:p>[ <text:s/>4] 16.0-17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7.0-18.0 sec <text:s text:c="2"/>352 KBytes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<text:s/>Mbits/sec</text:p>
          </table:table-cell>
          <table:table-cell table:formula="of:=[.B18]*1000" office:value-type="float" office:value="2880" calcext:value-type="float">
            <text:p>2880</text:p>
          </table:table-cell>
          <table:table-cell table:number-columns-repeated="2"/>
          <table:table-cell office:value-type="string" calcext:value-type="string">
            <text:p>[ <text:s/>4] 17.0-18.0 sec <text:s text:c="2"/>117 KByt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8.0-19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19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18.0-19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19.0-20.0 sec <text:s text:c="2"/>349 KBytes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<text:s/>Mbits/sec</text:p>
          </table:table-cell>
          <table:table-cell table:formula="of:=[.B20]*1000" office:value-type="float" office:value="2860" calcext:value-type="float">
            <text:p>2860</text:p>
          </table:table-cell>
          <table:table-cell table:number-columns-repeated="2"/>
          <table:table-cell office:value-type="string" calcext:value-type="string">
            <text:p>[ <text:s/>4] 19.0-20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0.0-21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21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20.0-21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1.0-22.0 sec <text:s text:c="2"/>349 KBytes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<text:s/>Mbits/sec</text:p>
          </table:table-cell>
          <table:table-cell table:formula="of:=[.B22]*1000" office:value-type="float" office:value="2860" calcext:value-type="float">
            <text:p>2860</text:p>
          </table:table-cell>
          <table:table-cell table:number-columns-repeated="2"/>
          <table:table-cell office:value-type="string" calcext:value-type="string">
            <text:p>[ <text:s/>4] 21.0-22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2.0-23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23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22.0-23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3.0-24.0 sec <text:s text:c="2"/>349 KBytes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<text:s/>Mbits/sec</text:p>
          </table:table-cell>
          <table:table-cell table:formula="of:=[.B24]*1000" office:value-type="float" office:value="2860" calcext:value-type="float">
            <text:p>2860</text:p>
          </table:table-cell>
          <table:table-cell table:number-columns-repeated="2"/>
          <table:table-cell office:value-type="string" calcext:value-type="string">
            <text:p>[ <text:s/>4] 23.0-24.0 sec <text:s text:c="2"/>117 KByt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4.0-25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25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24.0-25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5.0-26.0 sec <text:s text:c="2"/>349 KBytes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<text:s/>Mbits/sec</text:p>
          </table:table-cell>
          <table:table-cell table:formula="of:=[.B26]*1000" office:value-type="float" office:value="2860" calcext:value-type="float">
            <text:p>2860</text:p>
          </table:table-cell>
          <table:table-cell table:number-columns-repeated="2"/>
          <table:table-cell office:value-type="string" calcext:value-type="string">
            <text:p>[ <text:s/>4] 25.0-26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6.0-27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27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26.0-27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7.0-28.0 sec <text:s text:c="2"/>352 KBytes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<text:s/>Mbits/sec</text:p>
          </table:table-cell>
          <table:table-cell table:formula="of:=[.B28]*1000" office:value-type="float" office:value="2880" calcext:value-type="float">
            <text:p>2880</text:p>
          </table:table-cell>
          <table:table-cell table:number-columns-repeated="2"/>
          <table:table-cell office:value-type="string" calcext:value-type="string">
            <text:p>[ <text:s/>4] 27.0-28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8.0-29.0 sec <text:s text:c="2"/>348 KBytes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s/>Mbits/sec</text:p>
          </table:table-cell>
          <table:table-cell table:formula="of:=[.B29]*1000" office:value-type="float" office:value="2850" calcext:value-type="float">
            <text:p>2850</text:p>
          </table:table-cell>
          <table:table-cell table:number-columns-repeated="2"/>
          <table:table-cell office:value-type="string" calcext:value-type="string">
            <text:p>[ <text:s/>4] 28.0-29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29.0-30.0 sec <text:s text:c="2"/>352 KBytes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<text:s/>Mbits/sec</text:p>
          </table:table-cell>
          <table:table-cell table:formula="of:=[.B30]*1000" office:value-type="float" office:value="2880" calcext:value-type="float">
            <text:p>2880</text:p>
          </table:table-cell>
          <table:table-cell table:number-columns-repeated="2"/>
          <table:table-cell office:value-type="string" calcext:value-type="string">
            <text:p>[ <text:s/>4] 29.0-30.0 sec <text:s text:c="2"/>115 KByte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30.0-31.0 sec <text:s text:c="2"/>351 KByte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Mbits/sec</text:p>
          </table:table-cell>
          <table:table-cell table:formula="of:=[.B31]*1000" office:value-type="float" office:value="2870" calcext:value-type="float">
            <text:p>2870</text:p>
          </table:table-cell>
          <table:table-cell table:number-columns-repeated="2"/>
          <table:table-cell office:value-type="string" calcext:value-type="string">
            <text:p>[ <text:s/>4] 30.0-31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31.0-32.0 sec <text:s text:c="2"/>113 KByte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<text:s/>Kbits/sec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string" calcext:value-type="string">
            <text:p>[ <text:s/>4] 31.0-32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32.0-33.0 sec <text:s/>0.00 By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s/se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 <text:s/>4] 32.0-33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office:value-type="string" calcext:value-type="string">
            <text:p>[ <text:s/>4] 33.0-34.0 sec <text:s/>0.00 By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s/se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 <text:s/>4] 33.0-34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34.0-35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35.0-36.0 sec <text:s text:c="2"/>117 KByt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36.0-37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37.0-38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38.0-39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39.0-40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0.0-41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1.0-42.0 sec <text:s text:c="2"/>117 KByt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2.0-43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3.0-44.0 sec <text:s text:c="2"/>107 KByte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4.0-45.0 sec <text:s text:c="2"/>127 KByte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<text:s/>M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5.0-46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6.0-47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7.0-48.0 sec <text:s text:c="2"/>117 KByte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8.0-49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49.0-50.0 sec <text:s text:c="2"/>119 KByte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50.0-51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51.0-52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 <text:s/>4] 52.0-53.0 sec <text:s text:c="2"/>116 KByt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Kbits/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25:40.029812551</meta:creation-date>
    <dc:date>2016-08-04T10:45:33.803922289</dc:date>
    <meta:editing-duration>PT11M45S</meta:editing-duration>
    <meta:editing-cycles>5</meta:editing-cycles>
    <meta:generator>LibreOffice/4.2.8.2$Linux_X86_64 LibreOffice_project/420m0$Build-2</meta:generator>
    <meta:document-statistic meta:table-count="3" meta:cell-count="4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69cm" svg:y="0.316cm" chart:style-name="ch2">
          <text:p>Bandwidth seen by flows</text:p>
        </chart:title>
        <chart:subtitle svg:x="4.781cm" svg:y="0.901cm" chart:style-name="ch3">
          <text:p>BANDWIDTH SHARED BY FLOWS</text:p>
        </chart:subtitle>
        <chart:legend chart:legend-position="end" svg:x="13.28cm" svg:y="3.703cm" style:legend-expansion="high" chart:style-name="ch4"/>
        <chart:plot-area chart:style-name="ch5" table:cell-range-address="shared.A1:shared.C28" chart:data-source-has-labels="row" svg:x="0.959cm" svg:y="1.408cm" svg:width="12.506cm" svg:height="6.725cm">
          <chartooo:coordinate-region svg:x="1.951cm" svg:y="1.607cm" svg:width="11.327cm" svg:height="5.879cm"/>
          <chart:axis chart:dimension="x" chart:name="primary-x" chart:style-name="ch6">
            <chart:title svg:x="5.469cm" svg:y="8.243cm" chart:style-name="ch7">
              <text:p>Time (in seconds)</text:p>
            </chart:title>
          </chart:axis>
          <chart:axis chart:dimension="y" chart:name="primary-y" chart:style-name="ch6">
            <chart:title svg:x="0.001cm" svg:y="6.751cm" chart:style-name="ch8">
              <text:p>Bandwidth (in Kbps)</text:p>
            </chart:title>
            <chart:grid chart:style-name="ch9" chart:class="major"/>
          </chart:axis>
          <chart:series chart:style-name="ch10" chart:values-cell-range-address="shared.A2:shared.A28" chart:label-cell-address="shared.A1:shared.A1" chart:class="chart:line">
            <chart:data-point chart:repeated="27"/>
          </chart:series>
          <chart:series chart:style-name="ch11" chart:values-cell-range-address="shared.B2:shared.B28" chart:label-cell-address="shared.B1:shared.B1" chart:class="chart:line">
            <chart:data-point chart:repeated="27"/>
          </chart:series>
          <chart:series chart:style-name="ch12" chart:values-cell-range-address="shared.C2:shared.C28" chart:label-cell-address="shared.C1:shared.C1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3 -&gt; H1</text:p>
                <draw:g>
                  <svg:desc>shared.A1:shared.A1</svg:desc>
                </draw:g>
              </table:table-cell>
              <table:table-cell office:value-type="string">
                <text:p>H4 -&gt; H2</text:p>
                <draw:g>
                  <svg:desc>shared.B1:shared.B1</svg:desc>
                </draw:g>
              </table:table-cell>
              <table:table-cell office:value-type="string">
                <text:p>TOTAL</text:p>
                <draw:g>
                  <svg:desc>shared.C1:share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0">
                <text:p>1750</text:p>
                <draw:g>
                  <svg:desc>shared.A2:shared.A28</svg:desc>
                </draw:g>
              </table:table-cell>
              <table:table-cell office:value-type="float" office:value="3220">
                <text:p>3220</text:p>
                <draw:g>
                  <svg:desc>shared.B2:shared.B28</svg:desc>
                </draw:g>
              </table:table-cell>
              <table:table-cell office:value-type="float" office:value="4970">
                <text:p>4970</text:p>
                <draw:g>
                  <svg:desc>shared.C2:shared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0">
                <text:p>1620</text:p>
              </table:table-cell>
              <table:table-cell office:value-type="float" office:value="2130">
                <text:p>213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1930">
                <text:p>193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0">
                <text:p>2060</text:p>
              </table:table-cell>
              <table:table-cell office:value-type="float" office:value="2090">
                <text:p>209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0">
                <text:p>1680</text:p>
              </table:table-cell>
              <table:table-cell office:value-type="float" office:value="1780">
                <text:p>178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0">
                <text:p>1920</text:p>
              </table:table-cell>
              <table:table-cell office:value-type="float" office:value="1910">
                <text:p>191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0">
                <text:p>1270</text:p>
              </table:table-cell>
              <table:table-cell office:value-type="float" office:value="2280">
                <text:p>228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0">
                <text:p>1830</text:p>
              </table:table-cell>
              <table:table-cell office:value-type="float" office:value="1730">
                <text:p>173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0">
                <text:p>1590</text:p>
              </table:table-cell>
              <table:table-cell office:value-type="float" office:value="1990">
                <text:p>199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70">
                <text:p>2370</text:p>
              </table:table-cell>
              <table:table-cell office:value-type="float" office:value="2540">
                <text:p>254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">
                <text:p>1440</text:p>
              </table:table-cell>
              <table:table-cell office:value-type="float" office:value="2270">
                <text:p>227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50">
                <text:p>2150</text:p>
              </table:table-cell>
              <table:table-cell office:value-type="float" office:value="1470">
                <text:p>147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">
                <text:p>359</text:p>
              </table:table-cell>
              <table:table-cell office:value-type="float" office:value="2840">
                <text:p>2840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0">
                <text:p>3170</text:p>
              </table:table-cell>
              <table:table-cell office:value-type="float" office:value="1970">
                <text:p>1970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0">
                <text:p>1850</text:p>
              </table:table-cell>
              <table:table-cell office:value-type="float" office:value="591">
                <text:p>591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4">
                <text:p>544</text:p>
              </table:table-cell>
              <table:table-cell office:value-type="float" office:value="3510">
                <text:p>3510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0">
                <text:p>1890</text:p>
              </table:table-cell>
              <table:table-cell office:value-type="float" office:value="3290">
                <text:p>329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0">
                <text:p>2940</text:p>
              </table:table-cell>
              <table:table-cell office:value-type="float" office:value="405">
                <text:p>40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0">
                <text:p>2700</text:p>
              </table:table-cell>
              <table:table-cell office:value-type="float" office:value="880">
                <text:p>88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4">
                <text:p>834</text:p>
              </table:table-cell>
              <table:table-cell office:value-type="float" office:value="3830">
                <text:p>3830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0">
                <text:p>950</text:p>
              </table:table-cell>
              <table:table-cell office:value-type="float" office:value="2990">
                <text:p>2990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30">
                <text:p>3830</text:p>
              </table:table-cell>
              <table:table-cell office:value-type="float" office:value="1330">
                <text:p>1330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0">
                <text:p>1800</text:p>
              </table:table-cell>
              <table:table-cell office:value-type="float" office:value="996">
                <text:p>996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69cm" svg:y="0.316cm" chart:style-name="ch2">
          <text:p>Bandwidth seen by flows</text:p>
        </chart:title>
        <chart:subtitle svg:x="5.232cm" svg:y="1.001cm" chart:style-name="ch3">
          <text:p>PRIORITY TO FLOW H3 -&gt; H1</text:p>
        </chart:subtitle>
        <chart:legend chart:legend-position="end" svg:x="13.28cm" svg:y="3.703cm" style:legend-expansion="high" chart:style-name="ch4"/>
        <chart:plot-area chart:style-name="ch5" table:cell-range-address="prioritized.A1:prioritized.C33" chart:data-source-has-labels="row" svg:x="0.764cm" svg:y="1.627cm" svg:width="12.699cm" svg:height="6.822cm">
          <chartooo:coordinate-region svg:x="1.756cm" svg:y="1.826cm" svg:width="11.521cm" svg:height="5.578cm"/>
          <chart:axis chart:dimension="x" chart:name="primary-x" chart:style-name="ch6">
            <chart:title svg:x="5.37cm" svg:y="8.243cm" chart:style-name="ch7">
              <text:p>Time (in seconds)</text:p>
            </chart:title>
          </chart:axis>
          <chart:axis chart:dimension="y" chart:name="primary-y" chart:style-name="ch6">
            <chart:title svg:x="0.001cm" svg:y="7.019cm" chart:style-name="ch8">
              <text:p>Bandwidth (in Kbps)</text:p>
            </chart:title>
            <chart:grid chart:style-name="ch9" chart:class="major"/>
          </chart:axis>
          <chart:series chart:style-name="ch10" chart:values-cell-range-address="prioritized.A2:prioritized.A33" chart:label-cell-address="prioritized.A1:prioritized.A1" chart:class="chart:line">
            <chart:data-point chart:repeated="32"/>
          </chart:series>
          <chart:series chart:style-name="ch11" chart:values-cell-range-address="prioritized.B2:prioritized.B33" chart:label-cell-address="prioritized.B1:prioritized.B1" chart:class="chart:line">
            <chart:data-point chart:repeated="32"/>
          </chart:series>
          <chart:series chart:style-name="ch12" chart:values-cell-range-address="prioritized.C2:prioritized.C33" chart:label-cell-address="prioritized.C1:prioritized.C1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3 -&gt; H1</text:p>
                <draw:g>
                  <svg:desc>prioritized.A1:prioritized.A1</svg:desc>
                </draw:g>
              </table:table-cell>
              <table:table-cell office:value-type="string">
                <text:p>H4 -&gt; H2</text:p>
                <draw:g>
                  <svg:desc>prioritized.B1:prioritized.B1</svg:desc>
                </draw:g>
              </table:table-cell>
              <table:table-cell office:value-type="string">
                <text:p>TOTAL</text:p>
                <draw:g>
                  <svg:desc>prioritized.C1:prioritize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00">
                <text:p>2900</text:p>
                <draw:g>
                  <svg:desc>prioritized.A2:prioritized.A33</svg:desc>
                </draw:g>
              </table:table-cell>
              <table:table-cell office:value-type="float" office:value="973">
                <text:p>973</text:p>
                <draw:g>
                  <svg:desc>prioritized.B2:prioritized.B33</svg:desc>
                </draw:g>
              </table:table-cell>
              <table:table-cell office:value-type="float" office:value="3873">
                <text:p>3873</text:p>
                <draw:g>
                  <svg:desc>prioritized.C2:prioritized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0">
                <text:p>2860</text:p>
              </table:table-cell>
              <table:table-cell office:value-type="float" office:value="961">
                <text:p>961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0">
                <text:p>2870</text:p>
              </table:table-cell>
              <table:table-cell office:value-type="float" office:value="950">
                <text:p>95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60">
                <text:p>2860</text:p>
              </table:table-cell>
              <table:table-cell office:value-type="float" office:value="973">
                <text:p>973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0">
                <text:p>2870</text:p>
              </table:table-cell>
              <table:table-cell office:value-type="float" office:value="950">
                <text:p>95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0">
                <text:p>2880</text:p>
              </table:table-cell>
              <table:table-cell office:value-type="float" office:value="961">
                <text:p>961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0">
                <text:p>2850</text:p>
              </table:table-cell>
              <table:table-cell office:value-type="float" office:value="950">
                <text:p>95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80">
                <text:p>2880</text:p>
              </table:table-cell>
              <table:table-cell office:value-type="float" office:value="950">
                <text:p>95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70">
                <text:p>2870</text:p>
              </table:table-cell>
              <table:table-cell office:value-type="float" office:value="973">
                <text:p>973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60">
                <text:p>2860</text:p>
              </table:table-cell>
              <table:table-cell office:value-type="float" office:value="950">
                <text:p>95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70">
                <text:p>2870</text:p>
              </table:table-cell>
              <table:table-cell office:value-type="float" office:value="950">
                <text:p>95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0">
                <text:p>2860</text:p>
              </table:table-cell>
              <table:table-cell office:value-type="float" office:value="961">
                <text:p>961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70">
                <text:p>2870</text:p>
              </table:table-cell>
              <table:table-cell office:value-type="float" office:value="950">
                <text:p>95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0">
                <text:p>2860</text:p>
              </table:table-cell>
              <table:table-cell office:value-type="float" office:value="950">
                <text:p>95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70">
                <text:p>2870</text:p>
              </table:table-cell>
              <table:table-cell office:value-type="float" office:value="973">
                <text:p>973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0">
                <text:p>2880</text:p>
              </table:table-cell>
              <table:table-cell office:value-type="float" office:value="950">
                <text:p>95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50">
                <text:p>2850</text:p>
              </table:table-cell>
              <table:table-cell office:value-type="float" office:value="950">
                <text:p>95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0">
                <text:p>2880</text:p>
              </table:table-cell>
              <table:table-cell office:value-type="float" office:value="961">
                <text:p>961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70">
                <text:p>2870</text:p>
              </table:table-cell>
              <table:table-cell office:value-type="float" office:value="950">
                <text:p>95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60">
                <text:p>2860</text:p>
              </table:table-cell>
              <table:table-cell office:value-type="float" office:value="973">
                <text:p>973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70">
                <text:p>2870</text:p>
              </table:table-cell>
              <table:table-cell office:value-type="float" office:value="950">
                <text:p>95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0">
                <text:p>2860</text:p>
              </table:table-cell>
              <table:table-cell office:value-type="float" office:value="950">
                <text:p>95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70">
                <text:p>2870</text:p>
              </table:table-cell>
              <table:table-cell office:value-type="float" office:value="950">
                <text:p>95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60">
                <text:p>2860</text:p>
              </table:table-cell>
              <table:table-cell office:value-type="float" office:value="961">
                <text:p>961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0">
                <text:p>2870</text:p>
              </table:table-cell>
              <table:table-cell office:value-type="float" office:value="973">
                <text:p>973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0">
                <text:p>2860</text:p>
              </table:table-cell>
              <table:table-cell office:value-type="float" office:value="950">
                <text:p>95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70">
                <text:p>2870</text:p>
              </table:table-cell>
              <table:table-cell office:value-type="float" office:value="950">
                <text:p>95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80">
                <text:p>2880</text:p>
              </table:table-cell>
              <table:table-cell office:value-type="float" office:value="950">
                <text:p>95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50">
                <text:p>2850</text:p>
              </table:table-cell>
              <table:table-cell office:value-type="float" office:value="973">
                <text:p>973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80">
                <text:p>2880</text:p>
              </table:table-cell>
              <table:table-cell office:value-type="float" office:value="938">
                <text:p>938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70">
                <text:p>2870</text:p>
              </table:table-cell>
              <table:table-cell office:value-type="float" office:value="973">
                <text:p>973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7">
                <text:p>927</text:p>
              </table:table-cell>
              <table:table-cell office:value-type="float" office:value="950">
                <text:p>950</text:p>
              </table:table-cell>
              <table:table-cell office:value-type="float" office:value="1877">
                <text:p>18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